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Heading_20_1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ase 64 images</text:h>
      <text:p text:style-name="P1"/>
      <text:p text:style-name="P1">Увлёкшись<text:bookmark-start text:name="__DdeLink__15_274663396"/> языком программирования &lt;a href='<text:a xlink:type="simple" xlink:href="http://ru.wikipedia.org/wiki/Python">http://ru.wikipedia.org/wiki/Python</text:a>'&gt;Python&lt;/a&gt; я конечно сразу захотел его использовать для автоматизации некоторых мелких задачек. </text:p>
      <text:p text:style-name="P1">Один из таких скриптов уже некоторое время облегчает мне жизнь, а значит грех не поделится наработкой.</text:p>
      <text:p text:style-name="P1"><text:bookmark-start text:name="__DdeLink__35_274663396"/><text:bookmark-start text:name="__DdeLink__32_274663396"/>Итак задача: для всех .png изображений в текущей директории генерировать их представление в &lt;a href='http://ru.wikipedia.org/wiki/Base64'&gt;base64&lt;/a&gt; в формате пригодном для использования в &lt;a href='http://ru.wikipedia.org/wiki/Css'&gt;CSS&lt;/a&gt; файле в виде &lt;a href='http://en.wikipedia.org/wiki/Data_URI_scheme'&gt; <text:bookmark-start text:name="__DdeLink__13_274663396"/>Data URI схемы<text:bookmark-end text:name="__DdeLink__13_274663396"/>&lt;/a&gt;.<text:bookmark-end text:name="__DdeLink__15_274663396"/><text:bookmark-end text:name="__DdeLink__35_274663396"/><text:bookmark-end text:name="__DdeLink__32_274663396"/></text:p>
      <text:p text:style-name="P1"/>
      <text:p text:style-name="P1"><text:bookmark-start text:name="__DdeLink__5_274663396"/>&lt;cite&gt;<text:bookmark-end text:name="__DdeLink__5_274663396"/></text:p>
      <text:p text:style-name="P1"><text:bookmark-start text:name="__DdeLink__17_274663396"/>Хорошее обсуждение этого подхода &lt;a href='http://habrahabr.ru/blogs/client_side_optimization/116538/'&gt;есть на хабре&lt;/a&gt;.<text:bookmark-end text:name="__DdeLink__17_274663396"/></text:p>
      <text:p text:style-name="P1">&lt;/cite&gt;</text:p>
      <text:p text:style-name="P1"/>
      <text:p text:style-name="P1"><text:bookmark-start text:name="__DdeLink__19_274663396"/>Всё дело происходит под Ubuntu, но и под Windows (если уже установлен интерпретатор python) разницы быть не должно я думаю.<text:bookmark-end text:name="__DdeLink__19_274663396"/></text:p>
      <text:p text:style-name="P1"/>
      <text:p text:style-name="P1"><text:bookmark-start text:name="__DdeLink__21_274663396"/>Полный код скрипта:<text:bookmark-end text:name="__DdeLink__21_274663396"/></text:p>
      <text:p text:style-name="P1"/>
      <text:p text:style-name="P1"><text:bookmark-start text:name="__DdeLink__24_274663396"/>#!/usr/bin/env python</text:p>
      <text:p text:style-name="P1">#Converts all images in current directory, what matches filter into his base64 strings</text:p>
      <text:p text:style-name="P1">#If outToOneFile True, when all output will come to one file out.txt</text:p>
      <text:p text:style-name="P1">#otherwise, for each image will be created file with name as image + '.txt'</text:p>
      <text:p text:style-name="P1"/>
      <text:p text:style-name="P1">import base64</text:p>
      <text:p text:style-name="P1">import os, fnmatch</text:p>
      <text:p text:style-name="P1">import re</text:p>
      <text:p text:style-name="P1"/>
      <text:p text:style-name="P1">filter = "*.png"</text:p>
      <text:p text:style-name="P1"><text:bookmark-start text:name="__DdeLink__7_274663396"/>outToOneFile<text:bookmark-end text:name="__DdeLink__7_274663396"/> = True</text:p>
      <text:p text:style-name="P1">#outToOneFile = False</text:p>
      <text:p text:style-name="P1"/>
      <text:p text:style-name="P1">def convert_to_base64( img_file_name ):</text:p>
      <text:p text:style-name="P1"><text:s text:c="2"/>return base64.encodestring(open(img_file_name,"rb").read())</text:p>
      <text:p text:style-name="P1"/>
      <text:p text:style-name="P1">def save_to_file( file_name, content, png_file ):</text:p>
      <text:p text:style-name="P1"><text:s text:c="2"/>f = open( file_name, 'a' )</text:p>
      <text:p text:style-name="P1"># <text:s/>Remove from string all new line symbols</text:p>
      <text:p text:style-name="P1"><text:s text:c="2"/>content = re.sub("\n","",content)</text:p>
      <text:p text:style-name="P1"/>
      <text:p text:style-name="P1"><text:s text:c="2"/>f.write( '\n\n\n'+png_file+'\n\nbackground-image:url(data:image/png;base64,'+content+');' )</text:p>
      <text:p text:style-name="P1"><text:s text:c="2"/>f.close()</text:p>
      <text:p text:style-name="P1"/>
      <text:p text:style-name="P1"/>
      <text:p text:style-name="P1">def locate(pattern, root=os.curdir):</text:p>
      <text:p text:style-name="P1"><text:soft-page-break/><text:s text:c="2"/>'''Locate all files matching supplied filename pattern in and below</text:p>
      <text:p text:style-name="P1"><text:s text:c="2"/>supplied root directory.'''</text:p>
      <text:p text:style-name="P1"><text:s text:c="2"/>for path, dirs, files in os.walk(os.path.abspath(root)):</text:p>
      <text:p text:style-name="P1"><text:s text:c="6"/>for filename in fnmatch.filter(files, pattern):</text:p>
      <text:p text:style-name="P1"><text:s text:c="10"/>yield os.path.join(path, filename)</text:p>
      <text:p text:style-name="P1"/>
      <text:p text:style-name="P1"/>
      <text:p text:style-name="P1">for png_file in locate(filter):</text:p>
      <text:p text:style-name="P1"># <text:s/>Save into one file all results</text:p>
      <text:p text:style-name="P1"><text:s text:c="2"/>if( outToOneFile ):</text:p>
      <text:p text:style-name="P1"><text:s text:c="4"/>save_to_file('out.txt',convert_to_base64(png_file), png_file)</text:p>
      <text:p text:style-name="P1"><text:s text:c="2"/>else:</text:p>
      <text:p text:style-name="P1"># <text:s/>Save into output file with name as source image file and appned to end .txt</text:p>
      <text:p text:style-name="P1"><text:s text:c="4"/>save_to_file(png_file+'.txt',convert_to_base64(png_file), png_file)<text:bookmark-end text:name="__DdeLink__24_274663396"/></text:p>
      <text:p text:style-name="P1"/>
      <text:p text:style-name="P1"/>
      <text:p text:style-name="P1"><text:bookmark-start text:name="__DdeLink__26_274663396"/>Либо можно &lt;a href="&lt;?=SERVER_URL?&gt;/articles/pc_goodies/python_base64/img_to_base64_string.py.zip" /&gt;взять в архиве&lt;/a&gt;.<text:bookmark-end text:name="__DdeLink__26_274663396"/></text:p>
      <text:p text:style-name="P1"/>
      <text:p text:style-name="P1"><text:bookmark-start text:name="__DdeLink__29_274663396"/>Как использовать. В зависимости от переменной <text:bookmark-start text:name="__DdeLink__10_274663396"/>outToOneFile<text:bookmark-end text:name="__DdeLink__10_274663396"/> будет происходить либо сохранение всех результатов в один файл 'out.txt' (действие по умолчанию, так — как мне так удобнее), либо, если <text:s/>outToOneFile = False, тогда для каждого png файла будет создан текстовый файл с его именем.</text:p>
      <text:p text:style-name="P1"/>
      <text:p text:style-name="P1">Задаём скрипту атрибут Executable, кидаем в директорию с ним целевые png изображения и запускаем файл. Всё. Создаётся файл <text:s/>'out.txt' содержащий base64 представление для каждого png файла.</text:p>
      <text:p text:style-name="P1"/>
      <text:p text:style-name="P1">К примеру, российский флаг будет выглядеть следующим образом: </text:p>
      <text:p text:style-name="P1"/>
      <text:p text:style-name="P1">/home/pavel/Desktop/py/base64/rus.png <text:s text:c="2"/>- <text:s text:c="2"/>название png файла, чтобы удобнее ориентироваться если конвертировать сразу много.</text:p>
      <text:p text:style-name="P1"></text:p>
      <text:p text:style-name="P1">background-image:url(data:image/png;base64,iVBORw0KGgoAAAANSUhEUgAAABQAAAAUCAMAAAC6V+0/AAAABGdBTUEAAK/INwWK6QAAABl0RVh0U29mdHdhcmUAQWRvYmUgSW1hZ2VSZWFkeXHJZTwAAADAUExURbe3t6ZYY+Li4oQUIixBvff39wYsg0JVxMzMzPT09JgZJz1RwvLy8iU6ujlNwR0zuOzs7Orq6ufn5+jo6DZKwOTk5MkmNDBEvbojMd3d3dnZ2QUsfik+vDRJvwc1pEZYxcYpNL6+voISHw8yq5hATVJkyU1exyA2uUhaxwcvkMsqN//9/kBTyY8XJbOzs/z8+vb29PX08A0sgf7+/v39/fz8/Pr6+vj4+PDu7+Xn5BMxr8fHxxowtwk0pcooNVpkbsQMuoIAAABAdFJOU////////////////////////////////////////////////////////////////////////////////////wDCe7FEAAAA8UlEQVR42mSQfVeCMBSHFySGGzJLQnmp0BJzESUbUG7x/b9Vd0w6cnr+ubvPuWfb/aHO8J7dnDJ0bkzNgjsK3FroT0bWonU1pF2sIyOjgJJJUwONS6i17mVA3aYWgnNR1hNCe3mipCl5peFCWwTyq/0oOWMVqyrGRP3ZWh06qnCO97uXnt3+DacPDnJ873o5x9NHYIpxGiZ5jF6lzL0wTJcAmCSX0tFSbpUmSTwflPRj5MhvNbAFJZWK4aF/HFE3+xlzP4N/2gc4XFpbr1mMJ22T0uiCYsizeDLi0M8NIW+KlZarYnORfNc928DVufkVYACKk0fGL5gFVAAAAABJRU5ErkJggg==);<text:bookmark-end text:name="__DdeLink__29_274663396"/></text:p>
      <text:p text:style-name="P1"/>
      <text:p text:style-name="P1"/>
      <text:p text:style-name="P1">Вот и всё.</text:p>
      <text:p text:style-name="P1"><text:soft-page-break/>Успешных проектов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</meta:initial-creator>
    <meta:creation-date>2011-08-13T13:54:35</meta:creation-date>
    <dc:date>2011-08-13T14:58:15</dc:date>
    <dc:creator>Pavel </dc:creator>
    <meta:editing-duration>PT1H3M41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3" meta:paragraph-count="49" meta:word-count="356" meta:character-count="3896"/>
  </office:meta>
</office:document-meta>
</file>